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, 'Times New Roman'" svg:font-family="Times, 'Times New Roman'" style:font-family-generic="system" style:font-pitch="variable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top="0.1666in" fo:margin-bottom="0in"/>
      <style:text-properties style:font-name="Arial" style:font-name-complex="Arial" fo:font-weight="bold" style:font-weight-asian="bold" style:font-weight-complex="bold"/>
    </style:style>
    <style:style style:name="P2" style:parent-style-name="Textbody" style:family="paragraph">
      <style:paragraph-properties fo:text-align="center" fo:margin-top="0.1666in" fo:margin-bottom="0.1666in"/>
      <style:text-properties style:font-name="Arial" style:font-name-complex="Arial"/>
    </style:style>
    <style:style style:name="TableColumn4" style:family="table-column">
      <style:table-column-properties style:column-width="6.009in" style:use-optimal-column-width="false"/>
    </style:style>
    <style:style style:name="Table3" style:family="table">
      <style:table-properties style:width="6.009in" fo:margin-left="0.352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1" fo:background-color="#FFFFFF" style:writing-mode="lr-tb" fo:padding-top="0.0381in" fo:padding-left="0.0375in" fo:padding-bottom="0.0381in" fo:padding-right="0.0381in"/>
    </style:style>
    <style:style style:name="P7" style:parent-style-name="Standard" style:list-style-name="WWNum2" style:family="paragraph">
      <style:paragraph-properties fo:text-align="center" fo:margin-top="0.1666in" fo:margin-left="0.1493in" fo:margin-right="0.1493in">
        <style:tab-stops/>
      </style:paragraph-properties>
    </style:style>
    <style:style style:name="T8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/>
    </style:style>
    <style:style style:name="P9" style:parent-style-name="Author" style:family="paragraph">
      <style:paragraph-properties fo:margin-top="0in" fo:margin-left="0.1486in" fo:margin-right="0.1479in">
        <style:tab-stops>
          <style:tab-stop style:type="left" style:position="0.3513in"/>
        </style:tab-stops>
      </style:paragraph-properties>
      <style:text-properties style:font-name="Arial" style:font-name-complex="Arial"/>
    </style:style>
    <style:style style:name="P10" style:parent-style-name="Author" style:family="paragraph">
      <style:paragraph-properties fo:margin-top="0in" fo:margin-left="0.1486in" fo:margin-right="0.1479in">
        <style:tab-stops>
          <style:tab-stop style:type="left" style:position="0.3513in"/>
        </style:tab-stops>
      </style:paragraph-properties>
    </style:style>
    <style:style style:name="T11" style:parent-style-name="DefaultParagraphFont" style:family="text">
      <style:text-properties style:font-name="Arial" style:font-name-complex="Arial" fo:font-weight="normal" style:font-weight-asian="normal" style:font-weight-complex="bold" fo:font-size="10pt" style:font-size-asian="10pt" style:font-size-complex="10pt" fo:language="pt" fo:country="BR"/>
    </style:style>
    <style:style style:name="T12" style:parent-style-name="DefaultParagraphFont" style:family="text">
      <style:text-properties style:font-name="Arial" style:font-name-complex="Arial" fo:font-weight="normal" style:font-weight-asian="normal" style:font-weight-complex="bold" style:text-position="super 65%" fo:font-size="10pt" style:font-size-asian="10pt" style:font-size-complex="10pt" fo:language="pt" fo:country="BR"/>
    </style:style>
    <style:style style:name="T13" style:parent-style-name="DefaultParagraphFont" style:family="text">
      <style:text-properties style:font-name="Arial" style:font-name-complex="Arial" fo:font-weight="normal" style:font-weight-asian="normal" style:font-weight-complex="bold" fo:font-size="10pt" style:font-size-asian="10pt" style:font-size-complex="10pt" fo:language="pt" fo:country="BR"/>
    </style:style>
    <style:style style:name="T14" style:parent-style-name="DefaultParagraphFont" style:family="text">
      <style:text-properties style:font-name="Arial" style:font-name-complex="Arial" fo:font-weight="normal" style:font-weight-asian="normal" style:font-weight-complex="bold" style:text-position="super 65%" fo:font-size="10pt" style:font-size-asian="10pt" style:font-size-complex="10pt" fo:language="pt" fo:country="BR"/>
    </style:style>
    <style:style style:name="P15" style:parent-style-name="Author" style:family="paragraph">
      <style:paragraph-properties fo:margin-top="0in" fo:margin-left="0.1486in" fo:margin-right="0.1479in">
        <style:tab-stops>
          <style:tab-stop style:type="left" style:position="0.3513in"/>
        </style:tab-stops>
      </style:paragraph-properties>
    </style:style>
    <style:style style:name="T16" style:parent-style-name="DefaultParagraphFont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7" style:parent-style-name="DefaultParagraphFont" style:family="text">
      <style:text-properties style:font-name="Arial" style:font-name-complex="Arial" style:font-weight-complex="bold" style:text-position="super 65%" fo:font-size="10pt" style:font-size-asian="10pt" style:font-size-complex="10pt" fo:language="pt" fo:country="BR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 style:text-position="super 65%" fo:font-size="10pt" style:font-size-asian="10pt" style:font-size-complex="10pt"/>
    </style:style>
    <style:style style:name="P21" style:parent-style-name="Address" style:family="paragraph">
      <style:paragraph-properties fo:margin-top="0.0833in" fo:margin-bottom="0.0833in" fo:margin-left="0.1486in" fo:margin-right="0.1479in">
        <style:tab-stops>
          <style:tab-stop style:type="left" style:position="0.3513in"/>
        </style:tab-stops>
      </style:paragraph-properties>
    </style:style>
    <style:style style:name="T22" style:parent-style-name="DefaultParagraphFont" style:family="text">
      <style:text-properties style:font-name="Arial" style:font-name-complex="Arial" style:text-position="super 65%" fo:font-size="10pt" style:font-size-asian="10pt" style:font-size-complex="10pt"/>
    </style:style>
    <style:style style:name="T2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" style:parent-style-name="AddressChar" style:family="text">
      <style:text-properties style:font-name="Arial" style:font-name-complex="Arial" fo:font-size="10pt" style:font-size-asian="10pt" style:font-size-complex="10pt"/>
    </style:style>
    <style:style style:name="T25" style:parent-style-name="AddressChar" style:family="text">
      <style:text-properties style:font-name="Arial" style:font-name-complex="Arial" fo:font-size="10pt" style:font-size-asian="10pt" style:font-size-complex="10pt"/>
    </style:style>
    <style:style style:name="P26" style:parent-style-name="Standard" style:family="paragraph">
      <style:paragraph-properties fo:text-align="center" fo:margin-top="0.0833in" fo:margin-bottom="0.0833in" fo:margin-left="0.1486in" fo:margin-right="0.1479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27" style:parent-style-name="Standard" style:family="paragraph">
      <style:paragraph-properties fo:text-align="justify" fo:margin-top="0.1666in" fo:margin-bottom="0.1666in" fo:margin-left="0.1486in" fo:margin-right="0.1479in">
        <style:tab-stops/>
      </style:paragraph-properties>
    </style:style>
    <style:style style:name="T28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9" style:parent-style-name="Standard" style:family="paragraph">
      <style:paragraph-properties fo:text-align="justify" fo:margin-top="0.1666in" fo:margin-bottom="0.1666in" fo:margin-left="0.1486in" fo:margin-right="0.1479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3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 fo:language="en" fo:country="US"/>
    </style:style>
    <style:style style:name="T34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T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65" style:parent-style-name="Standard" style:family="paragraph">
      <style:paragraph-properties fo:text-align="justify" fo:margin-top="0.0833in" fo:margin-left="0.1486in" fo:margin-right="0.1479in">
        <style:tab-stops/>
      </style:paragraph-properties>
    </style:style>
    <style:style style:name="P66" style:parent-style-name="Standard" style:family="paragraph">
      <style:paragraph-properties fo:text-align="justify" fo:margin-top="0.0833in" fo:margin-left="0.1486in" fo:margin-right="0.1479in">
        <style:tab-stops/>
      </style:paragraph-properties>
    </style:style>
    <style:style style:name="T67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69" style:parent-style-name="Standard" style:family="paragraph">
      <style:paragraph-properties fo:margin-top="0.0833in"/>
    </style:style>
  </office:automatic-styles>
  <office:body>
    <office:text text:use-soft-page-breaks="true">
      <text:p text:style-name="P1">RESUMO SIMPLES DE TRABALHO A SER APRESENTADO NOS<text:s/><text:line-break/>IX<text:s/>ENCONTROS UNIVERSITÁRIOS DO CAMPUS DA UFC EM RUSSAS</text:p>
      <text:p text:style-name="P2">MODALIDADE: Informe Aqui a Modalidade do Seu Resumo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list text:style-name="WWNum2" text:continue-numbering="true">
              <text:list-item>
                <text:p text:style-name="P7"><text:span text:style-name="T8">INSTRUÇÕES DE FORMATO</text:span></text:p>
              </text:list-item>
            </text:list>
            <text:p text:style-name="P9"/>
            <text:p text:style-name="P10"><text:span text:style-name="T11">Alexandre M. Arruda</text:span><text:span text:style-name="T12">1</text:span><text:span text:style-name="T13">, Eurinardo R. Costa</text:span><text:span text:style-name="T14">1</text:span></text:p>
            <text:p text:style-name="P15"><text:span text:style-name="T16">Orientador(a): Pablo L. B. Soares</text:span><text:span text:style-name="T17">1</text:span></text:p>
            <text:p text:style-name="P18"><text:span text:style-name="T19">Coorientador(a): Se houver</text:span><text:span text:style-name="T20">1</text:span></text:p>
            <text:p text:style-name="P21"><text:span text:style-name="T22">1</text:span><text:span text:style-name="T23">Universidade Federal do Ceará<text:s/></text:span><text:span text:style-name="T24">– Campus de Russas</text:span><text:span text:style-name="T25"><text:line-break/>CEP 62900-000, Russas, CE, Brasil</text:span></text:p>
            <text:p text:style-name="P26">{alduc,eurinardo}@gmail.com, pablo.soares@ufc.br</text:p>
            <text:p text:style-name="P27"><text:span text:style-name="T28">RESUMO</text:span></text:p>
            <text:p text:style-name="P29"><text:span text:style-name="T30">Este meta-artigo descreve o estilo a ser usado na confecção de resumos de trabalhos para publicação nos EU202</text:span><text:span text:style-name="T31">4</text:span><text:span text:style-name="T32">. É importante observar que na submissão inicial os nomes dos autores, endereço e e-mails devem ser omitidos (</text:span><text:span text:style-name="T33">blind review</text:span><text:span text:style-name="T34">)</text:span><text:span text:style-name="T35">. A temática do resumo deverá ser indicada após o cabeçalho da página, com fonte<text:s/></text:span><text:span text:style-name="T36">Arial</text:span><text:span text:style-name="T37"><text:s/>em negrito e tamanho de 12 pontos, com 12 pontos de espaço antes e 12 pontos de espaço depois, conforme exemplo acima. O título do resumo deverá ser escrito em letras maiúsculas, centralizado com fonte<text:s/></text:span><text:span text:style-name="T38">Arial</text:span><text:span text:style-name="T39"><text:s/>em negrito, tamanho de 14 pontos e com 12 pontos de espaço antes do título. Os nomes dos autores devem ser centrados em fonte<text:s/></text:span><text:span text:style-name="T40">Arial</text:span><text:span text:style-name="T41"><text:s/>de 1</text:span><text:span text:style-name="T42">0</text:span><text:span text:style-name="T43"><text:s/>pontos, todos na mesma linha, separados por vírgulas e com 12 pontos de espaço após o título. Os nomes do orientador e coorientador (se houver) devem ser centrados em fonte<text:s/></text:span><text:span text:style-name="T44">Arial</text:span><text:span text:style-name="T45"><text:s/>de 1</text:span><text:span text:style-name="T46">0</text:span><text:span text:style-name="T47"><text:s/>pontos, em negrito. Os endereços devem ser centrados em fonte<text:s/></text:span><text:span text:style-name="T48">Arial</text:span><text:span text:style-name="T49"><text:s/>de 1</text:span><text:span text:style-name="T50">0</text:span><text:span text:style-name="T51"><text:s/>pontos, também com 12 pontos de espaço após os nomes dos autores. Os endereços de e-mail devem ser escritos usando fonte Courier New, tamanho nominal de 10 pontos, com 6 pontos de espaço antes e 6 pontos de espaço depois. O resumo deverá ser digitado com número mínimo de 1400 e máximo de 2000 caracteres com espaços, com alinhamento justificado com fonte<text:s/></text:span><text:span text:style-name="T52">Arial</text:span><text:span text:style-name="T53"><text:s/>de 1</text:span><text:span text:style-name="T54">0</text:span><text:span text:style-name="T55"><text:s/>pontos</text:span><text:span text:style-name="T56"><text:s/>e espaçamento simples</text:span><text:span text:style-name="T57">. Organize o resumo de forma a incluir uma pequena introdução, objetivos, metodologia, resultados e a conclusão, mesmo que parcial. Finalize o resumo com<text:s/></text:span><text:soft-page-break/><text:span text:style-name="T58">no mínimo 3 e no máximo 4 palavras-chaves separadas por ponto, com fonte<text:s/></text:span><text:span text:style-name="T59">Arial</text:span><text:span text:style-name="T60"><text:s/>de 1</text:span><text:span text:style-name="T61">0</text:span><text:span text:style-name="T62"><text:s/>pontos, como exemplificado abaixo. Se o resumo for aprovado para apresentação, seus autores deverão submeter uma versão final</text:span><text:span text:style-name="T63">, identificada,</text:span><text:span text:style-name="T64"><text:s/>contemplando todas as observações realizadas pela comissão de avaliação.</text:span></text:p>
          </table:table-cell>
        </table:table-row>
      </table:table>
      <text:p text:style-name="P65"/>
      <text:p text:style-name="P66"><text:span text:style-name="T67"><text:tab/>PALAVRAS-CHAVE</text:span><text:span text:style-name="T68">: Iniciação à Docência. Iniciação Acadêmica. Extensão.</text:span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, 'Times New Roman'" svg:font-family="Times, 'Times New Roman'" style:font-family-generic="system" style:font-pitch="variable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uthor" style:display-name="Author" style:family="paragraph" style:parent-style-name="Standard">
      <style:paragraph-properties fo:text-align="center" fo:margin-top="0.1666in">
        <style:tab-stops>
          <style:tab-stop style:type="left" style:position="0.5in"/>
        </style:tab-stops>
      </style:paragraph-properties>
      <style:text-properties style:font-name="Times, 'Times New Roman'" style:font-name-complex="Times, 'Times New Roman'" fo:font-weight="bold" style:font-weight-asian="bold" fo:language="en" fo:country="US" fo:hyphenate="false"/>
    </style:style>
    <style:style style:name="Address" style:display-name="Address" style:family="paragraph" style:parent-style-name="Standard">
      <style:paragraph-properties fo:text-align="center" fo:margin-top="0.1666in">
        <style:tab-stops>
          <style:tab-stop style:type="left" style:position="0.5in"/>
        </style:tab-stops>
      </style:paragraph-properties>
      <style:text-properties style:font-name="Times, 'Times New Roman'" style:font-name-complex="Times, 'Times New Roman'" fo:hyphenate="false"/>
    </style:style>
    <style:style style:name="AddressChar" style:display-name="Address Char" style:family="text">
      <style:text-properties style:font-name="Times, 'Times New Roman'" style:font-name-complex="Times, 'Times New Roman'" fo:font-size="12pt" style:font-size-asian="12pt"/>
    </style: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rd</dc:creator>
    <meta:creation-date>2024-10-06T00:54:00Z</meta:creation-date>
    <dc:date>2024-10-06T00:54:00Z</dc:date>
    <meta:template xlink:href="Normal" xlink:type="simple"/>
    <meta:editing-cycles>2</meta:editing-cycles>
    <meta:editing-duration>PT0S</meta:editing-duration>
    <meta:document-statistic meta:page-count="2" meta:paragraph-count="4" meta:word-count="339" meta:character-count="2268" meta:row-count="16" meta:non-whitespace-character-count="1933"/>
  </office:meta>
</office:document-meta>
</file>